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96832531184274820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34441376976385297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98180432055141879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9231674237960693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3487011948956607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793877969434006992"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83953604072788524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50681842473674421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590556" text:continue-list="list283953604072788524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55284104058170793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57944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58093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58252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58248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58163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35501573213474336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5392325570051415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39901004931836905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59658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6067831160350804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7279482556815074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27650930807946997" text:style-name="L15">
        <text:list-item>
          <text:list>
            <text:list-header>
              <text:p text:style-name="P183">1.5 miles averaging about 9:40/mile and rest 1 min</text:p>
            </text:list-header>
          </text:list>
        </text:list-item>
      </text:list>
      <text:p text:style-name="P24">1 mile in 8:26 and rest 2 min</text:p>
      <text:list xml:id="list864370261920638244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10855258986227275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568562"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1037648173227831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61523674486052454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2962945367291492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589717" text:continue-list="list7615236744860524543" text:style-name="L19">
        <text:list-item>
          <text:list>
            <text:list-header>
              <text:p text:style-name="P187">(Pace*HR)=1240</text:p>
            </text:list-header>
          </text:list>
        </text:list-item>
      </text:list>
      <text:list xml:id="list38574487" text:continue-list="list5103764817322783100" text:style-name="L18">
        <text:list-item>
          <text:list>
            <text:list-header>
              <text:p text:style-name="P186">2 miles at 10:46/mile Ave HR= 121 bpm and rest a few minutes</text:p>
            </text:list-header>
          </text:list>
        </text:list-item>
      </text:list>
      <text:list xml:id="list38586049" text:continue-list="list3858971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56778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819933053335540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3045209491308857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2559916852172690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59256450870154775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443600940737846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967604678469779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58548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59099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7345587695597477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2790878999290894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039631328669825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2046514396859340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1855301292522436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47740457241769127" text:style-name="L32">
        <text:list-item>
          <text:list>
            <text:list-header>
              <text:p text:style-name="P197">0.25 miles in 2:54</text:p>
              <text:p text:style-name="P197">1 mile in 9:21 going faster as I ran and ending at around 8:30 pace</text:p>
            </text:list-header>
          </text:list>
        </text:list-item>
      </text:list>
      <text:list xml:id="list784067350935760501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1562666697439109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2350255535476674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0549871638431385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164583456856259903"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9T18:32:42.77</dc:date>
    <dc:creator>James Lombardi</dc:creator>
    <meta:editing-duration>P27DT13H58M43S</meta:editing-duration>
    <meta:editing-cycles>2039</meta:editing-cycles>
    <meta:generator>OpenOffice/4.1.2$Win32 OpenOffice.org_project/412m3$Build-9782</meta:generator>
    <meta:document-statistic meta:table-count="0" meta:image-count="9" meta:object-count="0" meta:page-count="202" meta:paragraph-count="5878" meta:word-count="63630" meta:character-count="326095"/>
  </office:meta>
</office:document-meta>
</file>